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UJR Gir" svg:font-family="'GUJR Gir'" style:font-pitch="variable"/>
    <style:font-face style:name="Gir" svg:font-family="Gi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style:font-name="Gir" officeooo:paragraph-rsid="00031d13" style:font-name-complex="Gir"/>
    </style:style>
    <style:style style:name="P2" style:family="paragraph" style:parent-style-name="Standard">
      <style:text-properties style:font-name="Gir" officeooo:paragraph-rsid="000d67b6" style:font-name-complex="Gir"/>
    </style:style>
    <style:style style:name="P3" style:family="paragraph" style:parent-style-name="Standard">
      <style:text-properties style:font-name="Gir" officeooo:paragraph-rsid="000ea7fa" style:font-name-complex="Gir"/>
    </style:style>
    <style:style style:name="P4" style:family="paragraph" style:parent-style-name="Standard">
      <style:text-properties style:font-name="Gir" fo:font-weight="bold" officeooo:paragraph-rsid="000ea7fa" style:font-weight-asian="bold" style:font-name-complex="Gir" style:font-weight-complex="bold"/>
    </style:style>
    <style:style style:name="P5" style:family="paragraph" style:parent-style-name="Standard">
      <style:text-properties style:font-name="Gir" fo:font-style="italic" officeooo:paragraph-rsid="000ea7fa" style:font-style-asian="italic" style:font-name-complex="Gir" style:font-style-complex="italic"/>
    </style:style>
    <style:style style:name="P6" style:family="paragraph" style:parent-style-name="Standard">
      <style:text-properties style:font-name="Gir" fo:font-style="italic" fo:font-weight="bold" officeooo:paragraph-rsid="000ea7fa" style:font-style-asian="italic" style:font-weight-asian="bold" style:font-name-complex="Gir" style:font-style-complex="italic" style:font-weight-complex="bold"/>
    </style:style>
    <style:style style:name="P7" style:family="paragraph" style:parent-style-name="Standard">
      <style:text-properties style:font-name="GUJR Gir" fo:font-style="italic" fo:font-weight="bold" officeooo:paragraph-rsid="000ea7fa" style:font-style-asian="italic" style:font-weight-asian="bold" style:font-name-complex="GUJR Gir"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માનવ અધિકારોનીહ્રહ઼પ્રપ઼હ્રહૄપ્રપૄવિશ્વવ્યાપી ઘોષણા</text:p>
      <text:p text:style-name="P4">માનવ અધિકારોનીહ્રહ઼પ્રપ઼હ્રહૄપ્રપૄવિશ્વવ્યાપી ઘોષણા</text:p>
      <text:p text:style-name="P5">માનવ અધિકારોનીહ્રહ઼પ્રપ઼હ્રહૄપ્રપૄવિશ્વવ્યાપી ઘોષણા</text:p>
      <text:p text:style-name="P6">માનવ અધિકારોનીહ્રહ઼પ્રપ઼હ્રહૄપ્રપૄવિશ્વવ્યાપી ઘોષણા</text:p>
      <text:p text:style-name="P3"/>
      <text:p text:style-name="P1">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4">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5">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6">સર્વ ભોકો અને રાષ્ટ્રો માટે સિદ્ધિના સામાન્ય ધોરણ તરીકે માનવ અધિકારોની આ વિશ્વવ્યાપી ઘોષણાની એવા હેતુથી જાહેરાત કરે છે, કે દરેક વ્યક્તિ અને સમાજનું દરેક અંગ, આ ઘોષણાને સતત ધ્યાનમાં રાખીને ઉપદેશ અને શિક્ષણ દ્વારા આ અધિકારો અને સ્વતંત્રતાઓ માટે માનની લાગણી પ્રગટઃવવા અને રાષ્ટ્રીય અને આંતરરાષ્ટ્રીય પ્રગતિશીલ ઉપાયો દ્વારા, સભ્ય રાજ્યોના લોકોમાં તેમજ તેમની હકુમત હેઠળના પ્રદેશોમાંના લોકોમાં તેનો સર્વસામાન્ય અને અસરકારક સ્વીકાર અને પાલન કરાવવા માટે પ્રયત્ન કરશે.</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UJR Gir" svg:font-family="'GUJR Gir'" style:font-pitch="variable"/>
    <style:font-face style:name="Gir" svg:font-family="Gi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font-name-asian="Noto Serif CJK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08T10:54:28.627621162</dc:date>
    <meta:editing-duration>PT1H26M35S</meta:editing-duration>
    <meta:editing-cycles>9</meta:editing-cycles>
    <meta:document-statistic meta:table-count="0" meta:image-count="0" meta:object-count="0" meta:page-count="1" meta:paragraph-count="8" meta:word-count="292" meta:character-count="1216" meta:non-whitespace-character-count="932"/>
  </office:meta>
</office:document-meta>
</file>